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6.63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draw:fill="none" fo:min-height="0.395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solid" draw:fill="none" draw:textarea-vertical-align="middle"/>
    </style:style>
    <style:style style:name="gr10" style:family="graphic" style:parent-style-name="standard">
      <style:graphic-properties draw:stroke="none" draw:fill="none" fo:min-height="1.073cm"/>
      <style:paragraph-properties style:writing-mode="lr-tb"/>
    </style:style>
    <style:style style:name="gr11" style:family="graphic" style:parent-style-name="standard">
      <style:graphic-properties draw:stroke="none" draw:fill="none" fo:min-height="0.789cm"/>
      <style:paragraph-properties style:writing-mode="lr-tb"/>
    </style:style>
    <style:style style:name="gr12" style:family="graphic" style:parent-style-name="standard">
      <style:graphic-properties draw:stroke="none" draw:fill="none" fo:min-height="0.396cm"/>
      <style:paragraph-properties style:writing-mode="lr-tb"/>
    </style:style>
    <style:style style:name="gr13" style:family="graphic" style:parent-style-name="standard">
      <style:graphic-properties draw:stroke="none" draw:fill="none" fo:min-height="0.475cm"/>
      <style:paragraph-properties style:writing-mode="lr-tb"/>
    </style:style>
    <style:style style:name="gr14" style:family="graphic" style:parent-style-name="standard">
      <style:graphic-properties draw:stroke="none" draw:fill="none" fo:min-height="0.471cm"/>
      <style:paragraph-properties style:writing-mode="lr-tb"/>
    </style:style>
    <style:style style:name="gr15" style:family="graphic" style:parent-style-name="standard">
      <style:graphic-properties draw:stroke="none" draw:fill="none" fo:min-height="0.319cm"/>
      <style:paragraph-properties style:writing-mode="lr-tb"/>
    </style:style>
    <style:style style:name="gr16" style:family="graphic" style:parent-style-name="standard">
      <style:graphic-properties draw:stroke="none" draw:fill="none" fo:min-height="0.476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font-size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" style:family="paragraph">
      <loext:graphic-properties draw:fill="none" draw:fill-color="#ffffff"/>
      <style:paragraph-properties style:writing-mode="lr-tb"/>
      <style:text-properties fo:font-size="10pt"/>
    </style:style>
    <style:style style:name="P6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7" style:family="paragraph">
      <loext:graphic-properties draw:fill="none"/>
      <style:paragraph-properties style:writing-mode="lr-tb"/>
      <style:text-properties fo:font-size="1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1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style:writing-mode="lr-tb"/>
      <style:text-properties fo:font-size="8pt"/>
    </style:style>
    <style:style style:name="P15" style:family="paragraph">
      <style:paragraph-properties fo:margin-top="0cm" fo:margin-bottom="0cm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0pt"/>
    </style:style>
    <style:style style:name="T5" style:family="text">
      <style:text-properties fo:font-size="10pt" style:font-size-asian="9pt" style:font-size-complex="9pt"/>
    </style:style>
    <style:style style:name="T6" style:family="text">
      <style:text-properties fo:font-size="10pt" style:font-size-asian="16pt" style:font-size-complex="16pt"/>
    </style:style>
    <style:style style:name="T7" style:family="text">
      <style:text-properties fo:font-size="8pt" fo:font-style="italic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6" form:id="control6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" form:id="control7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8" form:id="control8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9" form:id="control9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0" form:id="control10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1" form:id="control11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2" form:id="control12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 Box 2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ext Box 3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4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5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 Box 6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7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ext Box 8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21.613cm" svg:height="6.887cm" svg:x="0.969cm" svg:y="17.192cm">
          <draw:text-box>
            <text:p><text:span text:style-name="T1"/></text:p>
            <text:p><text:span text:style-name="T1">Intake </text:span><text:span text:style-name="T1">Form</text:span></text:p>
            <text:p><text:span text:style-name="T1">Scan </text:span><text:span text:style-name="T1">Card #</text:span></text:p>
            <text:p><text:span text:style-name="T1"/></text:p>
            <text:p><text:span text:style-name="T1">112</text:span></text:p>
            <text:p><text:span text:style-name="T1">9 </text:span><text:span text:style-name="T1">Goodwill</text:span></text:p>
            <text:p><text:span text:style-name="T1">SAN </text:span><text:span text:style-name="T1">FRANCI</text:span><text:span text:style-name="T1">SCO </text:span><text:span text:style-name="T1">BAY</text:span></text:p>
            <text:p><text:span text:style-name="T1"/></text:p>
            <text:p><text:span text:style-name="T1"/></text:p>
            <text:p><text:span text:style-name="T1">JK</text:span></text:p>
            <text:p><text:span text:style-name="T1"/></text:p>
            <text:p><text:span text:style-name="T1">Name </text:span><text:span text:style-name="T1">KELLYe</text:span><text:span text:style-name="T1">wq</text:span></text:p>
          </draw:text-box>
        </draw:frame>
        <draw:frame draw:style-name="gr2" draw:text-style-name="P2" draw:layer="layout" svg:width="8.535cm" svg:height="2.215cm" svg:x="11.795cm" svg:y="1.3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3" draw:text-style-name="P3" draw:layer="layout" svg:width="4.11cm" svg:height="0.953cm" svg:x="0.8cm" svg:y="2.059cm">
          <draw:text-box>
            <text:p><text:span text:style-name="T2">Intake </text:span><text:span text:style-name="T3">Form</text:span></text:p>
          </draw:text-box>
        </draw:frame>
        <draw:control draw:style-name="standard" draw:text-style-name="P4" draw:layer="controls" svg:width="6.323cm" svg:height="0.635cm" svg:x="7.09cm" svg:y="17.51cm" draw:control="control1"/>
        <draw:frame draw:style-name="gr4" draw:text-style-name="P5" draw:layer="layout" svg:width="3.478cm" svg:height="0.725cm" svg:x="0.8cm" svg:y="3.002cm">
          <draw:text-box>
            <text:p><text:span text:style-name="T4">Scan Card </text:span><text:span text:style-name="T4">#:</text:span></text:p>
          </draw:text-box>
        </draw:frame>
        <draw:frame draw:style-name="gr5" draw:text-style-name="P6" draw:layer="layout" svg:width="3.794cm" svg:height="0.645cm" svg:x="5.178cm" svg:y="3.54cm">
          <draw:text-box>
            <text:p><text:span text:style-name="T5">Entered</text:span><text:span text:style-name="T6"> In </text:span><text:span text:style-name="T6">WFC:</text:span></text:p>
          </draw:text-box>
        </draw:frame>
        <draw:frame draw:style-name="gr6" draw:text-style-name="P7" draw:layer="layout" svg:width="2.815cm" svg:height="0.963cm" svg:x="0.831cm" svg:y="3.529cm">
          <draw:text-box>
            <text:p><text:span text:style-name="T4">Entered in </text:span><text:span text:style-name="T4">CT:</text:span></text:p>
          </draw:text-box>
        </draw:frame>
        <draw:control draw:style-name="gr7" draw:text-style-name="P8" draw:layer="controls" svg:width="1.265cm" svg:height="0.952cm" svg:x="14.045cm" svg:y="17.827cm" draw:control="control2"/>
        <draw:line draw:style-name="gr8" draw:text-style-name="P2" draw:layer="layout" svg:x1="3.439cm" svg:y1="4.041cm" svg:x2="4.928cm" svg:y2="4.041cm">
          <text:p/>
        </draw:line>
        <draw:line draw:style-name="gr9" draw:text-style-name="P2" draw:layer="layout" svg:x1="3.181cm" svg:y1="3.532cm" svg:x2="9.709cm" svg:y2="3.532cm">
          <text:p/>
        </draw:line>
        <draw:frame draw:style-name="gr10" draw:text-style-name="P9" draw:layer="layout" svg:width="20.143cm" svg:height="1.323cm" svg:x="0.859cm" svg:y="4.439cm">
          <draw:text-box>
            <text:p><text:span text:style-name="T7">The </text:span><text:span text:style-name="T7">information </text:span><text:span text:style-name="T7">collected in </text:span><text:span text:style-name="T7">this form will </text:span><text:span text:style-name="T7">be kept </text:span><text:span text:style-name="T7">confidential </text:span><text:span text:style-name="T7">and will be </text:span><text:span text:style-name="T7">used to help </text:span><text:span text:style-name="T7">us provide </text:span><text:span text:style-name="T7">services that </text:span><text:span text:style-name="T7">best meet </text:span><text:span text:style-name="T7">your </text:span><text:span text:style-name="T7">employment-</text:span><text:span text:style-name="T7">related </text:span><text:span text:style-name="T7">needs </text:span><text:span text:style-name="T7">Please note </text:span><text:span text:style-name="T7">that all fields </text:span><text:span text:style-name="T7">marked with </text:span><text:span text:style-name="T7">on asterisk </text:span><text:span text:style-name="T7">(*) are </text:span><text:span text:style-name="T7">required; all </text:span><text:span text:style-name="T7">other </text:span><text:span text:style-name="T7">information </text:span><text:span text:style-name="T7">con be </text:span><text:span text:style-name="T7">considered </text:span><text:span text:style-name="T7">optional. We </text:span><text:span text:style-name="T7">appreciate </text:span><text:span text:style-name="T7">your efforts </text:span><text:span text:style-name="T7">to fill out this </text:span><text:span text:style-name="T7">form as </text:span><text:span text:style-name="T7">completely </text:span><text:span text:style-name="T7">as possible </text:span><text:span text:style-name="T7">Thank you </text:span><text:span text:style-name="T7">for your </text:span><text:span text:style-name="T7">cooperation. </text:span></text:p>
          </draw:text-box>
        </draw:frame>
        <draw:line draw:style-name="gr8" draw:text-style-name="P2" draw:layer="controls" svg:x1="8.202cm" svg:y1="4.075cm" svg:x2="9.691cm" svg:y2="4.075cm">
          <text:p/>
        </draw:line>
        <draw:line draw:style-name="gr8" draw:text-style-name="P2" draw:layer="controls" svg:x1="0.998cm" svg:y1="6.497cm" svg:x2="2.522cm" svg:y2="6.497cm">
          <text:p/>
        </draw:line>
        <draw:frame draw:style-name="gr11" draw:text-style-name="P10" draw:layer="controls" svg:width="18.032cm" svg:height="1.039cm" svg:x="2.335cm" svg:y="5.932cm">
          <draw:text-box>
            <text:p><text:span text:style-name="T8"><text:s/></text:span><text:span text:style-name="T8">Please initial here if you would like us to share this form with San Francisco Human Services Agency to assess</text:span></text:p>
            <text:p><text:span text:style-name="T8"/></text:p>
          </draw:text-box>
        </draw:frame>
        <draw:frame draw:style-name="gr12" draw:text-style-name="P7" draw:layer="controls" svg:width="16.021cm" svg:height="0.646cm" svg:x="0.862cm" svg:y="6.604cm">
          <draw:text-box>
            <text:p><text:span text:style-name="T8">eligibility for </text:span><text:span text:style-name="T8">additional </text:span><text:span text:style-name="T8">benefits and </text:span><text:span text:style-name="T8">services such </text:span><text:span text:style-name="T8">as cash aid, </text:span><text:span text:style-name="T8">CalFresh, </text:span><text:span text:style-name="T8">CalWORKs, </text:span><text:span text:style-name="T8">and Medi-Cal.</text:span></text:p>
          </draw:text-box>
        </draw:frame>
        <draw:line draw:style-name="gr9" draw:text-style-name="P2" draw:layer="controls" svg:x1="1cm" svg:y1="7.432cm" svg:x2="20.59cm" svg:y2="7.432cm">
          <text:p/>
        </draw:line>
        <draw:frame draw:style-name="gr13" draw:text-style-name="P12" draw:layer="controls" svg:width="4.445cm" svg:height="0.725cm" svg:x="0.8cm" svg:y="7.45cm">
          <draw:text-box>
            <text:p text:style-name="P11"><text:span text:style-name="T1">Contact </text:span><text:span text:style-name="T1">Informati</text:span><text:span text:style-name="T1">on</text:span></text:p>
          </draw:text-box>
        </draw:frame>
        <draw:frame draw:style-name="gr13" draw:text-style-name="P13" draw:layer="controls" svg:width="2.906cm" svg:height="0.725cm" svg:x="3.857cm" svg:y="16.24cm">
          <draw:text-box>
            <text:p><text:span text:style-name="T1">Text 12</text:span></text:p>
          </draw:text-box>
        </draw:frame>
        <draw:frame draw:style-name="gr14" draw:text-style-name="P14" draw:layer="controls" svg:width="3.542cm" svg:height="0.721cm" svg:x="10.525cm" svg:y="16.24cm">
          <draw:text-box>
            <text:p><text:span text:style-name="T9">Text 8</text:span></text:p>
          </draw:text-box>
        </draw:frame>
        <draw:frame draw:style-name="gr5" draw:text-style-name="P7" draw:layer="controls" svg:width="2.223cm" svg:height="0.645cm" svg:x="7.35cm" svg:y="16.23cm">
          <draw:text-box>
            <text:p><text:span text:style-name="T4">Text 10</text:span></text:p>
          </draw:text-box>
        </draw:frame>
        <draw:frame draw:style-name="gr5" draw:text-style-name="P7" draw:layer="controls" svg:width="2.223cm" svg:height="0.645cm" svg:x="0.8cm" svg:y="8.092cm">
          <draw:text-box>
            <text:p><text:span text:style-name="T4">Name*</text:span></text:p>
          </draw:text-box>
        </draw:frame>
        <draw:line draw:style-name="gr9" draw:text-style-name="P2" draw:layer="controls" svg:x1="2.524cm" svg:y1="8.72cm" svg:x2="10.144cm" svg:y2="8.72cm">
          <text:p/>
        </draw:line>
        <draw:frame draw:style-name="gr15" draw:text-style-name="P14" draw:layer="controls" svg:width="1.637cm" svg:height="0.569cm" svg:x="2.252cm" svg:y="8.62cm">
          <draw:text-box>
            <text:p><text:span text:style-name="T9">Last</text:span></text:p>
          </draw:text-box>
        </draw:frame>
        <draw:frame draw:style-name="gr15" draw:text-style-name="P14" draw:layer="controls" svg:width="2.223cm" svg:height="0.569cm" svg:x="18.144cm" svg:y="8.62cm">
          <draw:text-box>
            <text:p><text:span text:style-name="T9">Middle Initial</text:span></text:p>
          </draw:text-box>
        </draw:frame>
        <draw:frame draw:style-name="gr15" draw:text-style-name="P14" draw:layer="controls" svg:width="1.637cm" svg:height="0.569cm" svg:x="10.158cm" svg:y="8.62cm">
          <draw:text-box>
            <text:p><text:span text:style-name="T9">First</text:span></text:p>
          </draw:text-box>
        </draw:frame>
        <draw:line draw:style-name="gr9" draw:text-style-name="P2" draw:layer="controls" svg:x1="10.407cm" svg:y1="8.72cm" svg:x2="17.827cm" svg:y2="8.72cm">
          <text:p/>
        </draw:line>
        <draw:line draw:style-name="gr9" draw:text-style-name="P2" draw:layer="controls" svg:x1="2.524cm" svg:y1="9.836cm" svg:x2="7.35cm" svg:y2="9.836cm">
          <text:p/>
        </draw:line>
        <draw:line draw:style-name="gr9" draw:text-style-name="P2" draw:layer="controls" svg:x1="18.399cm" svg:y1="8.72cm" svg:x2="20.558cm" svg:y2="8.72cm">
          <text:p/>
        </draw:line>
        <draw:frame draw:style-name="gr5" draw:text-style-name="P7" draw:layer="controls" svg:width="2.223cm" svg:height="0.645cm" svg:x="0.782cm" svg:y="9.255cm">
          <draw:text-box>
            <text:p text:style-name="P15"><text:span text:style-name="T4">Address*</text:span></text:p>
          </draw:text-box>
        </draw:frame>
        <draw:frame draw:style-name="gr5" draw:text-style-name="P7" draw:layer="controls" svg:width="1.27cm" svg:height="0.645cm" svg:x="7.248cm" svg:y="9.255cm">
          <draw:text-box>
            <text:p><text:span text:style-name="T4">City</text:span></text:p>
          </draw:text-box>
        </draw:frame>
        <draw:frame draw:style-name="gr5" draw:text-style-name="P7" draw:layer="controls" svg:width="1.588cm" svg:height="0.645cm" svg:x="14.652cm" svg:y="9.353cm">
          <draw:text-box>
            <text:p><text:span text:style-name="T4">State</text:span></text:p>
          </draw:text-box>
        </draw:frame>
        <draw:frame draw:style-name="gr5" draw:text-style-name="P7" draw:layer="controls" svg:width="1.27cm" svg:height="0.645cm" svg:x="17.092cm" svg:y="9.353cm">
          <draw:text-box>
            <text:p><text:span text:style-name="T4">Zip</text:span></text:p>
          </draw:text-box>
        </draw:frame>
        <draw:line draw:style-name="gr9" draw:text-style-name="P2" draw:layer="controls" svg:x1="8.185cm" svg:y1="9.839cm" svg:x2="14.652cm" svg:y2="9.839cm">
          <text:p/>
        </draw:line>
        <draw:line draw:style-name="gr9" draw:text-style-name="P2" draw:layer="controls" svg:x1="15.859cm" svg:y1="9.839cm" svg:x2="17.002cm" svg:y2="9.839cm">
          <text:p/>
        </draw:line>
        <draw:line draw:style-name="gr9" draw:text-style-name="P2" draw:layer="controls" svg:x1="4.048cm" svg:y1="10.845cm" svg:x2="9.89cm" svg:y2="10.845cm">
          <text:p/>
        </draw:line>
        <draw:line draw:style-name="gr9" draw:text-style-name="P2" draw:layer="controls" svg:x1="18.018cm" svg:y1="9.839cm" svg:x2="20.558cm" svg:y2="9.839cm">
          <text:p/>
        </draw:line>
        <draw:frame draw:style-name="gr16" draw:text-style-name="P7" draw:layer="controls" svg:width="3.408cm" svg:height="0.726cm" svg:x="0.767cm" svg:y="10.216cm">
          <draw:text-box>
            <text:p><text:span text:style-name="T4">Preferred </text:span><text:span text:style-name="T4">Phone*</text:span></text:p>
          </draw:text-box>
        </draw:frame>
        <draw:control draw:style-name="gr7" draw:text-style-name="P8" draw:layer="controls" svg:width="1.897cm" svg:height="0.635cm" svg:x="10.525cm" svg:y="10.271cm" draw:control="control3"/>
        <draw:control draw:style-name="gr7" draw:text-style-name="P8" draw:layer="controls" svg:width="1.897cm" svg:height="0.635cm" svg:x="12.565cm" svg:y="10.271cm" draw:control="control4"/>
        <draw:control draw:style-name="gr7" draw:text-style-name="P8" draw:layer="controls" svg:width="1.897cm" svg:height="0.635cm" svg:x="14.323cm" svg:y="10.271cm" draw:control="control5"/>
        <draw:control draw:style-name="gr7" draw:text-style-name="P8" draw:layer="controls" svg:width="1.897cm" svg:height="0.635cm" svg:x="16.24cm" svg:y="10.271cm" draw:control="control6"/>
        <draw:control draw:style-name="gr7" draw:text-style-name="P8" draw:layer="controls" svg:width="2.445cm" svg:height="0.635cm" svg:x="18.145cm" svg:y="10.271cm" draw:control="control7"/>
        <draw:frame draw:style-name="gr5" draw:text-style-name="P7" draw:layer="controls" svg:width="3.393cm" svg:height="0.645cm" svg:x="0.782cm" svg:y="11.211cm">
          <draw:text-box>
            <text:p><text:span text:style-name="T4">Secondary </text:span><text:span text:style-name="T4">Phone</text:span></text:p>
          </draw:text-box>
        </draw:frame>
        <draw:line draw:style-name="gr9" draw:text-style-name="P2" draw:layer="controls" svg:x1="4.048cm" svg:y1="11.82cm" svg:x2="9.763cm" svg:y2="11.82cm">
          <text:p/>
        </draw:line>
        <draw:control draw:style-name="gr7" draw:text-style-name="P8" draw:layer="controls" svg:width="1.897cm" svg:height="0.635cm" svg:x="10.525cm" svg:y="11.287cm" draw:control="control8"/>
        <draw:control draw:style-name="gr7" draw:text-style-name="P8" draw:layer="controls" svg:width="1.897cm" svg:height="0.635cm" svg:x="12.565cm" svg:y="11.287cm" draw:control="control9"/>
        <draw:control draw:style-name="gr7" draw:text-style-name="P8" draw:layer="controls" svg:width="1.897cm" svg:height="0.635cm" svg:x="14.323cm" svg:y="11.287cm" draw:control="control10"/>
        <draw:control draw:style-name="gr7" draw:text-style-name="P8" draw:layer="controls" svg:width="1.897cm" svg:height="0.635cm" svg:x="16.24cm" svg:y="11.287cm" draw:control="control11"/>
        <draw:control draw:style-name="gr7" draw:text-style-name="P8" draw:layer="controls" svg:width="2.445cm" svg:height="0.635cm" svg:x="18.145cm" svg:y="11.287cm" draw:control="control12"/>
        <draw:control draw:style-name="standard" draw:text-style-name="P4" draw:layer="controls" svg:width="1.524cm" svg:height="0.635cm" svg:x="1cm" svg:y="5.851cm" draw:control="control13"/>
        <draw:control draw:style-name="standard" draw:text-style-name="P4" draw:layer="controls" svg:width="7.62cm" svg:height="0.635cm" svg:x="2.524cm" svg:y="8.034cm" draw:control="control14"/>
        <draw:control draw:style-name="standard" draw:text-style-name="P4" draw:layer="controls" svg:width="7.442cm" svg:height="0.635cm" svg:x="10.423cm" svg:y="8.036cm" draw:control="control15"/>
        <draw:control draw:style-name="standard" draw:text-style-name="P4" draw:layer="controls" svg:width="2.159cm" svg:height="0.635cm" svg:x="18.399cm" svg:y="8.036cm" draw:control="control16"/>
        <draw:control draw:style-name="standard" draw:text-style-name="P4" draw:layer="controls" svg:width="4.826cm" svg:height="0.635cm" svg:x="2.524cm" svg:y="9.179cm" draw:control="control17"/>
        <draw:control draw:style-name="standard" draw:text-style-name="P4" draw:layer="controls" svg:width="5.842cm" svg:height="0.635cm" svg:x="4.048cm" svg:y="10.169cm" draw:control="control18"/>
        <draw:control draw:style-name="standard" draw:text-style-name="P4" draw:layer="controls" svg:width="6.477cm" svg:height="0.635cm" svg:x="8.188cm" svg:y="9.179cm" draw:control="control19"/>
        <draw:control draw:style-name="standard" draw:text-style-name="P4" draw:layer="controls" svg:width="1.143cm" svg:height="0.635cm" svg:x="15.859cm" svg:y="9.179cm" draw:control="control20"/>
        <draw:control draw:style-name="standard" draw:text-style-name="P4" draw:layer="controls" svg:width="2.54cm" svg:height="0.635cm" svg:x="18.018cm" svg:y="9.179cm" draw:control="control21"/>
        <draw:control draw:style-name="standard" draw:text-style-name="P4" draw:layer="controls" svg:width="5.715cm" svg:height="0.635cm" svg:x="4.048cm" svg:y="11.16cm" draw:control="control22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17:06:20.999290696</dc:date>
    <meta:editing-duration>PT2H30M25S</meta:editing-duration>
    <meta:editing-cycles>50</meta:editing-cycles>
    <meta:document-statistic meta:object-count="59"/>
  </office:meta>
</office:document-meta>
</file>